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1.5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1.8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1.695cm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0.59cm" svg:height="5.562cm" svg:x="1cm" svg:y="20.08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267cm" svg:height="0.962cm" svg:x="2.402cm" svg:y="5.203cm">
          <draw:text-box>
            <text:p>Fecha</text:p>
          </draw:text-box>
        </draw:frame>
        <draw:frame draw:style-name="gr2" draw:layer="layout" svg:width="2.551cm" svg:height="0.962cm" svg:x="2.403cm" svg:y="6.103cm">
          <draw:text-box>
            <text:p>Cuenta</text:p>
          </draw:text-box>
        </draw:frame>
        <draw:frame draw:style-name="gr2" draw:text-style-name="P2" draw:layer="layout" svg:width="4.634cm" svg:height="0.962cm" svg:x="1cm" svg:y="3.861cm">
          <draw:text-box>
            <text:p text:style-name="P2"><text:span text:style-name="T1">Transferencia</text:span></text:p>
          </draw:text-box>
        </draw:frame>
        <draw:frame draw:style-name="gr2" draw:layer="layout" svg:width="4.735cm" svg:height="0.962cm" svg:x="2.404cm" svg:y="13.403cm">
          <draw:text-box>
            <text:p>Observaciones</text:p>
          </draw:text-box>
        </draw:frame>
        <draw:frame draw:style-name="gr2" draw:layer="layout" svg:width="6.115cm" svg:height="0.962cm" svg:x="2.405cm" svg:y="12.403cm">
          <draw:text-box>
            <text:p>Monto (solo lectura)</text:p>
          </draw:text-box>
        </draw:frame>
        <draw:frame draw:style-name="gr2" draw:layer="layout" svg:width="1.878cm" svg:height="0.962cm" svg:x="2.406cm" svg:y="7.103cm">
          <draw:text-box>
            <text:p>Folio</text:p>
          </draw:text-box>
        </draw:frame>
        <draw:frame draw:style-name="gr2" draw:layer="layout" svg:width="2.267cm" svg:height="0.962cm" svg:x="1.303cm" svg:y="16.818cm">
          <draw:text-box>
            <text:p>Fecha</text:p>
          </draw:text-box>
        </draw:frame>
        <draw:frame draw:style-name="gr2" draw:layer="layout" svg:width="2.551cm" svg:height="0.962cm" svg:x="1.304cm" svg:y="18.118cm">
          <draw:text-box>
            <text:p>Cuenta</text:p>
          </draw:text-box>
        </draw:frame>
        <draw:frame draw:style-name="gr2" draw:text-style-name="P2" draw:layer="layout" svg:width="3.22cm" svg:height="0.962cm" svg:x="1.001cm" svg:y="15.476cm">
          <draw:text-box>
            <text:p text:style-name="P2"><text:span text:style-name="T1">Depósito</text:span></text:p>
          </draw:text-box>
        </draw:frame>
        <draw:frame draw:style-name="gr2" draw:layer="layout" svg:width="4.735cm" svg:height="0.962cm" svg:x="1.605cm" svg:y="25.918cm">
          <draw:text-box>
            <text:p>Observaciones</text:p>
          </draw:text-box>
        </draw:frame>
        <draw:frame draw:style-name="gr2" draw:layer="layout" svg:width="2.267cm" svg:height="0.962cm" svg:x="14.38cm" svg:y="20.191cm">
          <draw:text-box>
            <text:p>Monto</text:p>
          </draw:text-box>
        </draw:frame>
        <draw:frame draw:style-name="gr2" draw:layer="layout" svg:width="2.725cm" svg:height="0.962cm" svg:x="5.207cm" svg:y="20.218cm">
          <draw:text-box>
            <text:p>Cheque</text:p>
          </draw:text-box>
        </draw:frame>
        <draw:custom-shape draw:style-name="gr3" draw:text-style-name="P1" draw:layer="layout" svg:width="0.729cm" svg:height="0.702cm" svg:x="2.114cm" svg:y="24.57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30.8668076109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39cm" svg:height="0.621cm" svg:x="6.181cm" svg:y="21.5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15cm" svg:height="1.511cm" svg:x="13.696cm" svg:y="21.2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85cm" svg:height="0.649cm" svg:x="13.942cm" svg:y="21.56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57cm" svg:height="0.962cm" svg:x="10.408cm" svg:y="20.219cm">
          <draw:text-box>
            <text:p>Factura</text:p>
          </draw:text-box>
        </draw:frame>
        <draw:custom-shape draw:style-name="gr3" draw:text-style-name="P1" draw:layer="layout" svg:width="3.239cm" svg:height="0.621cm" svg:x="10.282cm" svg:y="21.5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63cm" svg:height="0.962cm" svg:x="1.608cm" svg:y="20.218cm">
          <draw:text-box>
            <text:p>Efectivo</text:p>
          </draw:text-box>
        </draw:frame>
        <draw:custom-shape draw:style-name="gr3" draw:text-style-name="P1" draw:layer="layout" svg:width="0.648cm" svg:height="0.648cm" svg:x="5.014cm" svg:y="21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48cm" svg:height="0.648cm" svg:x="2.414cm" svg:y="21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479cm" svg:height="0.962cm" svg:x="17.981cm" svg:y="20.191cm">
          <draw:text-box>
            <text:p>Recibe</text:p>
          </draw:text-box>
        </draw:frame>
        <draw:custom-shape draw:style-name="gr3" draw:text-style-name="P1" draw:layer="layout" svg:width="3.385cm" svg:height="0.649cm" svg:x="17.843cm" svg:y="21.5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227cm" svg:y1="21.796cm" svg:x2="21.145cm" svg:y2="21.796cm">
          <text:p/>
        </draw:line>
        <draw:line draw:style-name="gr5" draw:text-style-name="P1" draw:layer="layout" svg:x1="20.284cm" svg:y1="21.801cm" svg:x2="20.743cm" svg:y2="22.098cm">
          <text:p/>
        </draw:line>
        <draw:line draw:style-name="gr5" draw:text-style-name="P1" draw:layer="layout" svg:x1="21.164cm" svg:y1="21.796cm" svg:x2="20.744cm" svg:y2="22.099cm">
          <text:p/>
        </draw:line>
        <draw:custom-shape draw:style-name="gr1" draw:text-style-name="P1" draw:layer="layout" svg:width="11.328cm" svg:height="3.395cm" svg:x="2.279cm" svg:y="8.52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67cm" svg:height="0.962cm" svg:x="6.629cm" svg:y="8.887cm">
          <draw:text-box>
            <text:p>Monto</text:p>
          </draw:text-box>
        </draw:frame>
        <draw:custom-shape draw:style-name="gr3" draw:text-style-name="P1" draw:layer="layout" svg:width="0.645cm" svg:height="0.622cm" svg:x="3.266cm" svg:y="10.90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30.8668076109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98cm" svg:height="0.575cm" svg:x="6.241cm" svg:y="9.84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657cm" svg:height="0.962cm" svg:x="3.111cm" svg:y="8.911cm">
          <draw:text-box>
            <text:p>Factura</text:p>
          </draw:text-box>
        </draw:frame>
        <draw:custom-shape draw:style-name="gr3" draw:text-style-name="P1" draw:layer="layout" svg:width="2.869cm" svg:height="0.55cm" svg:x="3cm" svg:y="9.86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79cm" svg:height="0.962cm" svg:x="9.819cm" svg:y="8.887cm">
          <draw:text-box>
            <text:p>Recibe</text:p>
          </draw:text-box>
        </draw:frame>
        <draw:custom-shape draw:style-name="gr3" draw:text-style-name="P1" draw:layer="layout" svg:width="2.998cm" svg:height="0.575cm" svg:x="9.696cm" svg:y="9.84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808cm" svg:y1="10.043cm" svg:x2="12.621cm" svg:y2="10.043cm">
          <text:p/>
        </draw:line>
        <draw:line draw:style-name="gr5" draw:text-style-name="P1" draw:layer="layout" svg:x1="11.858cm" svg:y1="10.047cm" svg:x2="12.265cm" svg:y2="10.31cm">
          <text:p/>
        </draw:line>
        <draw:line draw:style-name="gr5" draw:text-style-name="P1" draw:layer="layout" svg:x1="12.638cm" svg:y1="10.043cm" svg:x2="12.266cm" svg:y2="10.311cm">
          <text:p/>
        </draw:line>
        <draw:frame draw:style-name="gr2" draw:layer="layout" svg:width="7.491cm" svg:height="0.962cm" svg:x="1.606cm" svg:y="27.003cm">
          <draw:text-box>
            <text:p>Monto total (solo lectura)</text:p>
          </draw:text-box>
        </draw:frame>
        <draw:custom-shape draw:style-name="gr3" draw:text-style-name="P1" draw:layer="layout" svg:width="3.239cm" svg:height="0.621cm" svg:x="6.181cm" svg:y="22.9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15cm" svg:height="1.511cm" svg:x="13.696cm" svg:y="22.6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85cm" svg:height="0.649cm" svg:x="13.942cm" svg:y="22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39cm" svg:height="0.621cm" svg:x="10.282cm" svg:y="22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48cm" svg:height="0.648cm" svg:x="5.014cm" svg:y="2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48cm" svg:height="0.648cm" svg:x="2.414cm" svg:y="2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385cm" svg:height="0.649cm" svg:x="17.843cm" svg:y="22.97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227cm" svg:y1="23.197cm" svg:x2="21.145cm" svg:y2="23.197cm">
          <text:p/>
        </draw:line>
        <draw:line draw:style-name="gr5" draw:text-style-name="P1" draw:layer="layout" svg:x1="20.284cm" svg:y1="23.202cm" svg:x2="20.743cm" svg:y2="23.499cm">
          <text:p/>
        </draw:line>
        <draw:line draw:style-name="gr5" draw:text-style-name="P1" draw:layer="layout" svg:x1="21.164cm" svg:y1="23.197cm" svg:x2="20.744cm" svg:y2="23.5cm">
          <text:p/>
        </draw:line>
      </draw:page>
      <draw:page draw:name="page2" draw:style-name="dp1" draw:master-page-name="Predeterminado">
        <draw:custom-shape draw:style-name="gr10" draw:text-style-name="P1" draw:layer="layout" svg:width="26.025cm" svg:height="5.562cm" svg:x="1cm" svg:y="11.31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031cm" svg:height="0.962cm" svg:x="2.003cm" svg:y="11.662cm">
          <draw:text-box>
            <text:p>Id</text:p>
          </draw:text-box>
        </draw:frame>
        <draw:frame draw:style-name="gr2" draw:layer="layout" svg:width="2.551cm" svg:height="0.962cm" svg:x="6.504cm" svg:y="11.662cm">
          <draw:text-box>
            <text:p>Cuenta</text:p>
          </draw:text-box>
        </draw:frame>
        <draw:frame draw:style-name="gr2" draw:text-style-name="P2" draw:layer="layout" svg:width="2.407cm" svg:height="0.962cm" svg:x="1.001cm" svg:y="10.32cm">
          <draw:text-box>
            <text:p text:style-name="P2"><text:span text:style-name="T1">Pagos</text:span></text:p>
          </draw:text-box>
        </draw:frame>
        <draw:frame draw:style-name="gr2" draw:layer="layout" svg:width="4.735cm" svg:height="0.962cm" svg:x="21.855cm" svg:y="11.637cm">
          <draw:text-box>
            <text:p>Observaciones</text:p>
          </draw:text-box>
        </draw:frame>
        <draw:frame draw:style-name="gr2" draw:layer="layout" svg:width="2.267cm" svg:height="0.962cm" svg:x="13.6cm" svg:y="11.662cm">
          <draw:text-box>
            <text:p>Monto</text:p>
          </draw:text-box>
        </draw:frame>
        <draw:frame draw:style-name="gr2" draw:layer="layout" svg:width="1.713cm" svg:height="0.962cm" svg:x="9.171cm" svg:y="11.662cm">
          <draw:text-box>
            <text:p>Tipo</text:p>
          </draw:text-box>
        </draw:frame>
        <draw:custom-shape draw:style-name="gr4" draw:text-style-name="P1" draw:layer="layout" svg:width="2.354cm" svg:height="1.511cm" svg:x="1.696cm" svg:y="13.11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57cm" svg:height="0.962cm" svg:x="10.908cm" svg:y="11.662cm">
          <draw:text-box>
            <text:p>Factura</text:p>
          </draw:text-box>
        </draw:frame>
        <draw:frame draw:style-name="gr2" draw:layer="layout" svg:width="2.479cm" svg:height="0.962cm" svg:x="19.256cm" svg:y="11.662cm">
          <draw:text-box>
            <text:p>Recibe</text:p>
          </draw:text-box>
        </draw:frame>
        <draw:custom-shape draw:style-name="gr9" draw:text-style-name="P1" draw:layer="layout" svg:width="2.354cm" svg:height="1.511cm" svg:x="1.696cm" svg:y="14.5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267cm" svg:height="0.962cm" svg:x="4.304cm" svg:y="11.662cm">
          <draw:text-box>
            <text:p>Fecha</text:p>
          </draw:text-box>
        </draw:frame>
        <draw:frame draw:style-name="gr2" draw:layer="layout" svg:width="3.008cm" svg:height="0.962cm" svg:x="16.201cm" svg:y="11.662cm">
          <draw:text-box>
            <text:p>Depósito</text:p>
          </draw:text-box>
        </draw:frame>
        <draw:frame draw:style-name="gr2" draw:layer="layout" svg:width="1.209cm" svg:height="0.962cm" svg:x="17.027cm" svg:y="13.306cm">
          <draw:text-box>
            <text:p>10</text:p>
          </draw:text-box>
        </draw:frame>
        <draw:frame draw:style-name="gr2" draw:layer="layout" svg:width="1.209cm" svg:height="0.962cm" svg:x="17.028cm" svg:y="13.306cm">
          <draw:text-box>
            <text:p>10</text:p>
          </draw:text-box>
        </draw:frame>
        <draw:frame draw:style-name="gr2" draw:layer="layout" svg:width="1.209cm" svg:height="0.962cm" svg:x="17.029cm" svg:y="14.606cm">
          <draw:text-box>
            <text:p>10</text:p>
          </draw:text-box>
        </draw:frame>
        <draw:frame draw:style-name="gr2" draw:layer="layout" svg:width="0.853cm" svg:height="0.962cm" svg:x="2.092cm" svg:y="13.361cm">
          <draw:text-box>
            <text:p>1</text:p>
          </draw:text-box>
        </draw:frame>
        <draw:frame draw:style-name="gr2" draw:layer="layout" svg:width="0.853cm" svg:height="0.962cm" svg:x="2.093cm" svg:y="14.861cm">
          <draw:text-box>
            <text:p>2</text:p>
          </draw:text-box>
        </draw:frame>
      </draw:page>
      <draw:page draw:name="page3" draw:style-name="dp1" draw:master-page-name="Predeterminado">
        <draw:frame draw:style-name="gr2" draw:layer="layout" svg:width="7.136cm" svg:height="6.65cm" svg:x="3.132cm" svg:y="11.79cm">
          <draw:text-box>
            <text:p><text:span text:style-name="T1">Estados para facturas</text:span></text:p>
            <text:p/>
            <text:p>Capturada</text:p>
            <text:p>Impresa</text:p>
            <text:p>Enviada</text:p>
            <text:p>Recibida</text:p>
            <text:p>Parcialmente pagada</text:p>
            <text:p>Pagada</text:p>
            <text:p>Cancela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m x</meta:initial-creator>
    <meta:creation-date>2010-11-24T20:52:02</meta:creation-date>
    <dc:date>2010-11-24T21:58:06</dc:date>
    <dc:creator>m m x</dc:creator>
    <meta:editing-duration>PT00H54M53S</meta:editing-duration>
    <meta:editing-cycles>20</meta:editing-cycles>
    <meta:generator>OpenOffice.org/3.2$Unix OpenOffice.org_project/320m12$Build-9483</meta:generator>
    <meta:document-statistic meta:object-count="68"/>
  </office:meta>
</office:document-meta>
</file>